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2d50" officeooo:paragraph-rsid="000b2d50"/>
    </style:style>
    <style:style style:name="T1" style:family="text">
      <style:text-properties officeooo:rsid="000cb0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re tache consiste principalement à faire tenir debout le robot EV3 sur deux roues et de le faire suivre un itinéraire (ici une ligne) tout en restant <text:span text:style-name="T1">debout</text:span>. Ici, nous devons produire un programme qui au départ fera tenir debout le robot <text:s/>et <text:span text:style-name="T1">le</text:span> maintenir stable <text:span text:style-name="T1">grâce au gyrocapteur</text:span>. Quand cela sera fait, nous devrons produire un programme qui permettra au robot de pouvoir suivre un itinéraire à l'aide de ses deux capteu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0:32:22.523925408</meta:creation-date>
    <dc:date>2018-04-09T10:55:03.971177750</dc:date>
    <meta:editing-duration>PT7M31S</meta:editing-duration>
    <meta:editing-cycles>1</meta:editing-cycles>
    <meta:document-statistic meta:table-count="0" meta:image-count="0" meta:object-count="0" meta:page-count="1" meta:paragraph-count="1" meta:word-count="73" meta:character-count="429" meta:non-whitespace-character-count="356"/>
    <meta:generator>LibreOffice/4.4.6.3$Linux_x86 LibreOffice_project/40m0$Build-3</meta:generator>
  </office:meta>
</office:document-meta>
</file>